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ssingMergedAnnotation.getDi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MergedAnnotation.isPre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MergedAnnotation.getAnnotationArray( String attributeName , Class &lt; T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ssingMergedAnnotation.asMap( Function &lt; MergedAnnotation &lt; ? &gt; , T &gt; factory , Adapt ... adap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MergedAnnotation.createSynthesized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MergedAnnotation.filterAttributes( Predicate &lt; String &gt;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MergedAnnotation.withNonMerged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MergedAnnotation.getValue( String attributeName , Class &lt; T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MergedAnnota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MergedAnnotation.getMe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MergedAnnotation.hasDefaultValue( String 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ssingMergedAnnotation.getAnnotation( String attributeName , Class &lt; T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ssingMergedAnnotation.MissingMerged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issingMergedAnnotation.getAggregate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MergedAnnotation.getMeta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MergedAnnotation.get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MergedAnnotation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MergedAnnotation.hasNonDefaultValue( String 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ssingMergedAnnotation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MergedAnnotation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MergedAnnotation.getDefaultValue( @ Nullable String attributeName , Class &lt; T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MergedAnnotation.getAttributeValue( String attributeName , Class &lt; T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ssingMergedAnnotation.asAnnotationAttributes( Adapt ... adap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MergedAnnotation.asMap( Adapt ... adap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